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E8D4ADFF268CFDB6.png" manifest:media-type="image/png"/>
  <manifest:file-entry manifest:full-path="Pictures/1000000000000100000001001890F28DC37CA70C.png" manifest:media-type="image/png"/>
  <manifest:file-entry manifest:full-path="Pictures/100000000000010000000100FB810936CDD37F9D.png" manifest:media-type="image/png"/>
  <manifest:file-entry manifest:full-path="Pictures/100000000000010000000100874A1439032C9691.png" manifest:media-type="image/png"/>
  <manifest:file-entry manifest:full-path="Pictures/1000000000000100000001003C973E7C1BA5D710.png" manifest:media-type="image/png"/>
  <manifest:file-entry manifest:full-path="Pictures/100000000000010000000100CE8BD561E082469E.png" manifest:media-type="image/png"/>
  <manifest:file-entry manifest:full-path="Pictures/10000000000001000000010049423C466B6FC23E.png" manifest:media-type="image/png"/>
  <manifest:file-entry manifest:full-path="Pictures/100000000000010000000100076EDBD51F3F323F.png" manifest:media-type="image/png"/>
  <manifest:file-entry manifest:full-path="Pictures/1000000000000100000001007A83120BD75D8DBB.png" manifest:media-type="image/png"/>
  <manifest:file-entry manifest:full-path="Pictures/100000000000010000000100986C48815840B822.png" manifest:media-type="image/png"/>
  <manifest:file-entry manifest:full-path="Pictures/100000000000010000000100C810530C39B05206.png" manifest:media-type="image/png"/>
  <manifest:file-entry manifest:full-path="Pictures/100000000000010000000100380370E1214DB7DA.png" manifest:media-type="image/png"/>
  <manifest:file-entry manifest:full-path="Pictures/1000000000000100000001004C52905C23E892D9.png" manifest:media-type="image/png"/>
  <manifest:file-entry manifest:full-path="Pictures/10000000000001000000010037838FD0B1260885.png" manifest:media-type="image/png"/>
  <manifest:file-entry manifest:full-path="Pictures/100000000000010000000100636FB32EF95E16BC.png" manifest:media-type="image/png"/>
  <manifest:file-entry manifest:full-path="Pictures/1000000000000100000001009E5634148EAE7B53.png" manifest:media-type="image/png"/>
  <manifest:file-entry manifest:full-path="Pictures/100000000000002000000020B2FF2A327EABC87D.png" manifest:media-type="image/png"/>
  <manifest:file-entry manifest:full-path="Pictures/100000000000010000000100C4AE60BABCFEE097.png" manifest:media-type="image/png"/>
  <manifest:file-entry manifest:full-path="Pictures/1000000000000100000001004B3DBF25C26B97B7.png" manifest:media-type="image/png"/>
  <manifest:file-entry manifest:full-path="Pictures/100000000000010000000100A7D1FAA7205EE89A.png" manifest:media-type="image/png"/>
  <manifest:file-entry manifest:full-path="Pictures/1000000000000100000001002E7B7DBC8D02ADD6.png" manifest:media-type="image/png"/>
  <manifest:file-entry manifest:full-path="Pictures/1000000000000100000001008BB0C5E83022DBC2.png" manifest:media-type="image/png"/>
  <manifest:file-entry manifest:full-path="Pictures/1000000000000100000001001D44AC7A76EACA57.png" manifest:media-type="image/png"/>
  <manifest:file-entry manifest:full-path="Pictures/100000000000010000000100E774592CC4D23007.png" manifest:media-type="image/png"/>
  <manifest:file-entry manifest:full-path="Pictures/1000000000000100000001005CCB29A9A836A0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14cm"/>
    </style:style>
    <style:style style:name="gr2" style:family="graphic" style:parent-style-name="standard">
      <style:graphic-properties draw:stroke="none" svg:stroke-color="#000000" draw:fill="none" draw:fill-color="#ffffff" fo:min-height="2.533cm"/>
    </style:style>
    <style:style style:name="gr3" style:family="graphic" style:parent-style-name="standard">
      <style:graphic-properties draw:stroke="solid" svg:stroke-color="#000000" draw:fill="none" draw:fill-color="#ffffff" fo:min-height="1.49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2pt"/>
    </style:style>
    <style:style style:name="P3" style:family="paragraph">
      <loext:graphic-properties draw:fill="none" draw:fill-color="#ffffff"/>
      <style:paragraph-properties fo:text-align="center"/>
      <style:text-properties fo:font-size="32pt" fo:font-weight="normal"/>
    </style:style>
    <style:style style:name="P4" style:family="paragraph">
      <loext:graphic-properties draw:fill="none" draw:fill-color="#ffffff"/>
      <style:paragraph-properties fo:text-align="center"/>
      <style:text-properties fo:font-size="26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32pt" fo:font-weight="normal"/>
    </style:style>
    <style:style style:name="T3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858cm" svg:height="2.064cm" svg:x="1.354cm" svg:y="3.416cm">
          <draw:text-box>
            <text:p text:style-name="P1"><text:span text:style-name="T1">True images</text:span></text:p>
          </draw:text-box>
        </draw:frame>
        <draw:frame draw:style-name="gr2" draw:text-style-name="P3" draw:layer="layout" svg:width="6.858cm" svg:height="2.783cm" svg:x="1.654cm" svg:y="18.56cm">
          <draw:text-box>
            <text:p text:style-name="P1"><text:span text:style-name="T2">Colorized images</text:span></text:p>
          </draw:text-box>
        </draw:frame>
        <draw:frame draw:style-name="gr1" draw:text-style-name="P2" draw:layer="layout" svg:width="6.858cm" svg:height="2.064cm" svg:x="1.119cm" svg:y="30.034cm">
          <draw:text-box>
            <text:p text:style-name="P1"><text:span text:style-name="T1">True images</text:span></text:p>
          </draw:text-box>
        </draw:frame>
        <draw:frame draw:style-name="gr2" draw:text-style-name="P3" draw:layer="layout" svg:width="6.858cm" svg:height="2.783cm" svg:x="1.309cm" svg:y="45.528cm">
          <draw:text-box>
            <text:p text:style-name="P1"><text:span text:style-name="T2">Colorized images</text:span></text:p>
          </draw:text-box>
        </draw:frame>
        <draw:frame draw:style-name="gr3" draw:text-style-name="P4" draw:layer="layout" svg:width="25.019cm" svg:height="1.748cm" svg:x="12.476cm" svg:y="23.732cm">
          <draw:text-box>
            <text:p text:style-name="P1"><text:span text:style-name="T3">Colorful Colorization [1] model with L1 loss</text:span></text:p>
          </draw:text-box>
        </draw:frame>
        <draw:frame draw:style-name="gr4" draw:text-style-name="P5" draw:layer="layout" svg:width="6.772cm" svg:height="6.772cm" svg:x="35.979cm" svg:y="1.1cm">
          <draw:image xlink:href="Pictures/1000000000000100000001004C52905C23E892D9.png" xlink:type="simple" xlink:show="embed" xlink:actuate="onLoad">
            <text:p/>
          </draw:image>
        </draw:frame>
        <draw:frame draw:style-name="gr4" draw:text-style-name="P5" draw:layer="layout" svg:width="6.772cm" svg:height="6.772cm" svg:x="26.519cm" svg:y="1.14cm">
          <draw:image xlink:href="Pictures/100000000000010000000100636FB32EF95E16BC.png" xlink:type="simple" xlink:show="embed" xlink:actuate="onLoad">
            <text:p/>
          </draw:image>
        </draw:frame>
        <draw:frame draw:style-name="gr4" draw:text-style-name="P5" draw:layer="layout" svg:width="6.772cm" svg:height="6.772cm" svg:x="17.483cm" svg:y="1.113cm">
          <draw:image xlink:href="Pictures/1000000000000100000001004B3DBF25C26B97B7.png" xlink:type="simple" xlink:show="embed" xlink:actuate="onLoad">
            <text:p/>
          </draw:image>
        </draw:frame>
        <draw:frame draw:style-name="gr4" draw:text-style-name="P5" draw:layer="layout" svg:width="6.772cm" svg:height="6.772cm" svg:x="8.579cm" svg:y="1.113cm">
          <draw:image xlink:href="Pictures/100000000000010000000100986C48815840B822.png" xlink:type="simple" xlink:show="embed" xlink:actuate="onLoad">
            <text:p/>
          </draw:image>
        </draw:frame>
        <draw:frame draw:style-name="gr4" draw:text-style-name="P5" draw:layer="layout" svg:width="6.772cm" svg:height="6.772cm" svg:x="36.184cm" svg:y="16.325cm">
          <draw:image xlink:href="Pictures/1000000000000100000001008BB0C5E83022DBC2.png" xlink:type="simple" xlink:show="embed" xlink:actuate="onLoad">
            <text:p/>
          </draw:image>
        </draw:frame>
        <draw:frame draw:style-name="gr4" draw:text-style-name="P5" draw:layer="layout" svg:width="6.772cm" svg:height="6.772cm" svg:x="26.913cm" svg:y="16.606cm">
          <draw:image xlink:href="Pictures/100000000000010000000100380370E1214DB7DA.png" xlink:type="simple" xlink:show="embed" xlink:actuate="onLoad">
            <text:p/>
          </draw:image>
        </draw:frame>
        <draw:frame draw:style-name="gr4" draw:text-style-name="P5" draw:layer="layout" svg:width="6.772cm" svg:height="6.772cm" svg:x="17.91cm" svg:y="16.593cm">
          <draw:image xlink:href="Pictures/100000000000010000000100076EDBD51F3F323F.png" xlink:type="simple" xlink:show="embed" xlink:actuate="onLoad">
            <text:p/>
          </draw:image>
        </draw:frame>
        <draw:frame draw:style-name="gr4" draw:text-style-name="P5" draw:layer="layout" svg:width="6.772cm" svg:height="6.772cm" svg:x="8.947cm" svg:y="16.62cm">
          <draw:image xlink:href="Pictures/100000000000010000000100C810530C39B05206.png" xlink:type="simple" xlink:show="embed" xlink:actuate="onLoad">
            <text:p/>
          </draw:image>
        </draw:frame>
        <draw:frame draw:style-name="gr4" draw:text-style-name="P5" draw:layer="layout" svg:width="6.772cm" svg:height="6.772cm" svg:x="26.972cm" svg:y="28.348cm">
          <draw:image xlink:href="Pictures/1000000000000100000001001890F28DC37CA70C.png" xlink:type="simple" xlink:show="embed" xlink:actuate="onLoad">
            <text:p/>
          </draw:image>
        </draw:frame>
        <draw:frame draw:style-name="gr4" draw:text-style-name="P5" draw:layer="layout" svg:width="6.772cm" svg:height="6.772cm" svg:x="17.787cm" svg:y="28.416cm">
          <draw:image xlink:href="Pictures/1000000000000100000001002E7B7DBC8D02ADD6.png" xlink:type="simple" xlink:show="embed" xlink:actuate="onLoad">
            <text:p/>
          </draw:image>
        </draw:frame>
        <draw:frame draw:style-name="gr4" draw:text-style-name="P5" draw:layer="layout" svg:width="6.772cm" svg:height="6.772cm" svg:x="8.389cm" svg:y="28.416cm">
          <draw:image xlink:href="Pictures/1000000000000100000001001D44AC7A76EACA57.png" xlink:type="simple" xlink:show="embed" xlink:actuate="onLoad">
            <text:p/>
          </draw:image>
        </draw:frame>
        <draw:frame draw:style-name="gr4" draw:text-style-name="P5" draw:layer="layout" svg:width="6.772cm" svg:height="6.772cm" svg:x="27.229cm" svg:y="44.024cm">
          <draw:image xlink:href="Pictures/1000000000000100000001003C973E7C1BA5D710.png" xlink:type="simple" xlink:show="embed" xlink:actuate="onLoad">
            <text:p/>
          </draw:image>
        </draw:frame>
        <draw:frame draw:style-name="gr4" draw:text-style-name="P5" draw:layer="layout" svg:width="6.772cm" svg:height="6.772cm" svg:x="18.004cm" svg:y="43.878cm">
          <draw:image xlink:href="Pictures/100000000000010000000100CE8BD561E082469E.png" xlink:type="simple" xlink:show="embed" xlink:actuate="onLoad">
            <text:p/>
          </draw:image>
        </draw:frame>
        <draw:frame draw:style-name="gr4" draw:text-style-name="P5" draw:layer="layout" svg:width="6.772cm" svg:height="6.772cm" svg:x="8.493cm" svg:y="43.964cm">
          <draw:image xlink:href="Pictures/10000000000001000000010037838FD0B1260885.png" xlink:type="simple" xlink:show="embed" xlink:actuate="onLoad">
            <text:p/>
          </draw:image>
        </draw:frame>
        <draw:frame draw:style-name="gr3" draw:text-style-name="P4" draw:layer="layout" svg:width="25.019cm" svg:height="1.748cm" svg:x="12.303cm" svg:y="51.371cm">
          <draw:text-box>
            <text:p text:style-name="P1"><text:span text:style-name="T3">Colorful Colorization [1] model with L2 loss</text:span></text:p>
          </draw:text-box>
        </draw:frame>
        <draw:frame draw:style-name="gr4" draw:text-style-name="P5" draw:layer="layout" svg:width="6.772cm" svg:height="6.772cm" svg:x="36.243cm" svg:y="28.289cm">
          <draw:image xlink:href="Pictures/1000000000000100000001007A83120BD75D8DBB.png" xlink:type="simple" xlink:show="embed" xlink:actuate="onLoad">
            <text:p/>
          </draw:image>
        </draw:frame>
        <draw:frame draw:style-name="gr4" draw:text-style-name="P5" draw:layer="layout" svg:width="6.772cm" svg:height="6.772cm" svg:x="36.46cm" svg:y="44.018cm">
          <draw:image xlink:href="Pictures/100000000000010000000100E774592CC4D23007.png" xlink:type="simple" xlink:show="embed" xlink:actuate="onLoad">
            <text:p/>
          </draw:image>
        </draw:frame>
        <draw:frame draw:style-name="gr5" draw:text-style-name="P1" draw:layer="layout" svg:width="6.772cm" svg:height="6.772cm" svg:x="8.833cm" svg:y="8.814cm">
          <draw:image xlink:href="Pictures/100000000000010000000100C4AE60BABCFEE097.png" xlink:type="simple" xlink:show="embed" xlink:actuate="onLoad">
            <text:p/>
          </draw:image>
        </draw:frame>
        <draw:frame draw:style-name="gr5" draw:text-style-name="P1" draw:layer="layout" svg:width="6.772cm" svg:height="6.772cm" svg:x="26.908cm" svg:y="8.774cm">
          <draw:image xlink:href="Pictures/100000000000010000000100A7D1FAA7205EE89A.png" xlink:type="simple" xlink:show="embed" xlink:actuate="onLoad">
            <text:p/>
          </draw:image>
        </draw:frame>
        <draw:frame draw:style-name="gr5" draw:text-style-name="P1" draw:layer="layout" svg:width="6.772cm" svg:height="6.772cm" svg:x="17.564cm" svg:y="8.741cm">
          <draw:image xlink:href="Pictures/10000000000001000000010049423C466B6FC23E.png" xlink:type="simple" xlink:show="embed" xlink:actuate="onLoad">
            <text:p/>
          </draw:image>
        </draw:frame>
        <draw:frame draw:style-name="gr5" draw:text-style-name="P1" draw:layer="layout" svg:width="6.772cm" svg:height="6.772cm" svg:x="36.052cm" svg:y="8.714cm">
          <draw:image xlink:href="Pictures/1000000000000100000001009E5634148EAE7B53.png" xlink:type="simple" xlink:show="embed" xlink:actuate="onLoad">
            <text:p/>
          </draw:image>
        </draw:frame>
        <draw:frame draw:style-name="gr2" draw:text-style-name="P3" draw:layer="layout" svg:width="6.858cm" svg:height="2.783cm" svg:x="1.446cm" svg:y="10.928cm">
          <draw:text-box>
            <text:p text:style-name="P1"><text:span text:style-name="T2">Input images</text:span></text:p>
          </draw:text-box>
        </draw:frame>
        <draw:frame draw:style-name="gr5" draw:text-style-name="P1" draw:layer="layout" svg:width="6.772cm" svg:height="6.772cm" svg:x="27.289cm" svg:y="36.07cm">
          <draw:image xlink:href="Pictures/1000000000000100000001005CCB29A9A836A0AC.png" xlink:type="simple" xlink:show="embed" xlink:actuate="onLoad">
            <text:p/>
          </draw:image>
        </draw:frame>
        <draw:frame draw:style-name="gr5" draw:text-style-name="P1" draw:layer="layout" svg:width="6.772cm" svg:height="6.772cm" svg:x="17.823cm" svg:y="36.124cm">
          <draw:image xlink:href="Pictures/100000000000010000000100874A1439032C9691.png" xlink:type="simple" xlink:show="embed" xlink:actuate="onLoad">
            <text:p/>
          </draw:image>
        </draw:frame>
        <draw:frame draw:style-name="gr5" draw:text-style-name="P1" draw:layer="layout" svg:width="6.772cm" svg:height="6.772cm" svg:x="8.366cm" svg:y="36.138cm">
          <draw:image xlink:href="Pictures/100000000000010000000100FB810936CDD37F9D.png" xlink:type="simple" xlink:show="embed" xlink:actuate="onLoad">
            <text:p/>
          </draw:image>
        </draw:frame>
        <draw:frame draw:style-name="gr5" draw:text-style-name="P1" draw:layer="layout" svg:width="6.772cm" svg:height="6.772cm" svg:x="36.519cm" svg:y="36.111cm">
          <draw:image xlink:href="Pictures/100000000000010000000100E8D4ADFF268CFDB6.png" xlink:type="simple" xlink:show="embed" xlink:actuate="onLoad">
            <text:p/>
          </draw:image>
        </draw:frame>
        <draw:frame draw:style-name="gr2" draw:text-style-name="P3" draw:layer="layout" svg:width="6.858cm" svg:height="2.783cm" svg:x="1.127cm" svg:y="37.83cm">
          <draw:text-box>
            <text:p text:style-name="P1"><text:span text:style-name="T2">Input ima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8.26cm" fo:page-height="58.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3-27T15:58:28.686482134</dc:date>
    <meta:editing-duration>PT3H30M28S</meta:editing-duration>
    <meta:editing-cycles>47</meta:editing-cycles>
    <meta:generator>LibreOffice/5.1.6.2$Linux_X86_64 LibreOffice_project/10m0$Build-2</meta:generator>
    <meta:document-statistic meta:object-count="32"/>
  </office:meta>
</office:document-meta>
</file>